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ORONADO SALAZAR, MARGOT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NDAHUAYLAS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3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ORONADO SALAZAR, MARGOT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4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CHANCAS CARG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4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22:01:0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